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2b0d"/>
    </style:style>
    <style:style style:name="P2" style:family="paragraph" style:parent-style-name="Standard">
      <style:text-properties officeooo:paragraph-rsid="000d5c4e"/>
    </style:style>
    <style:style style:name="P3" style:family="paragraph" style:parent-style-name="Standard">
      <style:paragraph-properties fo:text-align="center" style:justify-single-word="false"/>
      <style:text-properties officeooo:rsid="000b9cff" officeooo:paragraph-rsid="000b9cff"/>
    </style:style>
    <style:style style:name="P4" style:family="paragraph" style:parent-style-name="Standard">
      <style:text-properties officeooo:rsid="000b9cff" officeooo:paragraph-rsid="000b9cff"/>
    </style:style>
    <style:style style:name="P5" style:family="paragraph" style:parent-style-name="Standard">
      <style:text-properties officeooo:rsid="000b9cff" officeooo:paragraph-rsid="000c2b0d"/>
    </style:style>
    <style:style style:name="P6" style:family="paragraph" style:parent-style-name="Standard">
      <style:text-properties officeooo:rsid="000d5c4e" officeooo:paragraph-rsid="000d5c4e"/>
    </style:style>
    <style:style style:name="T1" style:family="text">
      <style:text-properties officeooo:rsid="000b9cff"/>
    </style:style>
    <style:style style:name="T2" style:family="text">
      <style:text-properties officeooo:rsid="000c2b0d"/>
    </style:style>
    <style:style style:name="T3" style:family="text">
      <style:text-properties officeooo:rsid="000d5c4e"/>
    </style:style>
    <style:style style:name="T4" style:family="text">
      <style:text-properties officeooo:rsid="000f2276"/>
    </style:style>
    <style:style style:name="T5" style:family="text">
      <style:text-properties officeooo:rsid="00103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ngs that we need to get the project to build on <text:s/>a fresh machine</text:p>
      <text:p text:style-name="P4"/>
      <text:p text:style-name="P4">Source control client and access to source control:</text:p>
      <text:p text:style-name="P5">1.</text:p>
      <text:p text:style-name="P1"><text:span text:style-name="T1">a) We need to install git on our machine:<text:line-break/><text:tab/>command: “sudo apt-get install git”<text:line-break/> <text:s text:c="2"/>b) create folder and do it as git repository<text:line-break/> <text:s text:c="3"/><text:tab/>command: “git init” inside our folder<text:line-break/> <text:s text:c="2"/>c) generate ssh key to estabilish secure connection to our repo:<text:line-break/><text:tab/>command: “ssh-keygen -t rsa -C “your email is here” </text:span><text:span text:style-name="T2"><text:line-break/><text:tab/><text:tab/>filename?: Enter<text:line-break/><text:tab/><text:tab/>password: “Put your secure pass”</text:span><text:span text:style-name="T1"><text:line-break/><text:tab/>go to ssh folder: “cd </text:span><text:span text:style-name="T2">~/.ssh” and copy yours id_rsa.pub key command: “cat id_rsa.pub”<text:line-break/> <text:s text:c="2"/>d) <text:tab/>then go to our repository on github and put yoour id_rsa.pub key to AccountSettings-&gt;SSH <text:tab/>Keys-&gt;Add SSH key. Paste it there and name title as you like.<text:line-break/> <text:s text:c="2"/></text:span><text:span text:style-name="T5">e)<text:tab/>Now user need to by member of github members</text:span><text:span text:style-name="T2"><text:line-break/><text:tab/><text:tab/></text:span></text:p>
      <text:p text:style-name="P1"><text:span text:style-name="T4">2.</text:span><text:span text:style-name="T2">Build environment:</text:span></text:p>
      <text:p text:style-name="P1"><text:span text:style-name="T2">Install maven on your </text:span><text:span text:style-name="T3">machine </text:span><text:span text:style-name="T2">command: “sudo apt-get install maven”</text:span></text:p>
      <text:p text:style-name="P6"/>
      <text:p text:style-name="P2"><text:span text:style-name="T4">3.</text:span><text:span text:style-name="T3">Otherr necessary dependencies:</text:span></text:p>
      <text:p text:style-name="P6">Install java 1.7 on your machine command: “sudo apt-get install java jdk 1.7.0_25”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fi </meta:initial-creator>
    <meta:creation-date>2013-11-21T11:16:22</meta:creation-date>
    <dc:date>2013-11-22T14:41:29</dc:date>
    <dc:creator>Rufi </dc:creator>
    <meta:editing-duration>PT54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1" meta:paragraph-count="8" meta:word-count="158" meta:character-count="967" meta:non-whitespace-character-count="785"/>
  </office:meta>
</office:document-meta>
</file>